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8000000857402776A.png"/>
  <manifest:file-entry manifest:media-type="image/png" manifest:full-path="Pictures/1000000000000640000004B063BF812E.png"/>
  <manifest:file-entry manifest:media-type="image/png" manifest:full-path="Pictures/100000000000027700000133699710D5.png"/>
  <manifest:file-entry manifest:media-type="image/png" manifest:full-path="Pictures/10000000000002230000008A2373324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-title">
      <style:graphic-properties svg:stroke-color="#000000" fo:min-height="3.256cm"/>
    </style:style>
    <style:style style:name="pr2" style:family="presentation" style:parent-style-name="template-notes">
      <style:graphic-properties draw:fill-color="#ffffff" draw:auto-grow-height="true" fo:min-height="13.364cm"/>
    </style:style>
    <style:style style:name="pr3" style:family="presentation" style:parent-style-name="template-title">
      <style:graphic-properties draw:auto-grow-height="true" fo:min-height="3.506cm"/>
    </style:style>
    <style:style style:name="pr4" style:family="presentation" style:parent-style-name="template-outline1">
      <style:graphic-properties draw:auto-grow-height="true" fo:min-height="13.859cm"/>
    </style:style>
    <style:style style:name="pr5" style:family="presentation" style:parent-style-name="template-title">
      <style:graphic-properties fo:min-height="3.506cm"/>
    </style:style>
    <style:style style:name="pr6" style:family="presentation" style:parent-style-name="template-outline1">
      <style:graphic-properties fo:min-height="13.859cm"/>
    </style:style>
    <style:style style:name="pr7" style:family="presentation" style:parent-style-name="templat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0pt" style:font-size-asian="60pt" style:font-size-complex="6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size="28pt" style:font-size-asian="28pt" style:font-size-complex="28pt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font-family="'Nimbus Roman No9 L'" style:font-style-name="Regular" style:font-family-generic="roman" style:font-family-asian="'Nimbus Roman No9 L'" style:font-style-name-asian="Regular" style:font-family-generic-asian="roman" style:font-family-complex="'Nimbus Roman No9 L'" style:font-style-name-complex="Regular" style:font-family-generic-complex="roman"/>
    </style:style>
    <style:style style:name="T4" style:family="text">
      <style:text-properties style:text-overline-style="solid" style:text-overline-width="auto" style:text-overline-color="font-color"/>
    </style:style>
    <style:style style:name="T5" style:family="text">
      <style:text-properties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业精于勤 有容乃大</presentation:footer-decl>
      <presentation:date-time-decl presentation:name="dtd1" presentation:source="current-date" style:data-style-name="D3"/>
      <draw:page draw:name="page1" draw:style-name="dp1" draw:master-page-name="templat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5cm" svg:y="7cm" presentation:class="title" presentation:user-transformed="true">
          <draw:text-box>
            <text:p text:style-name="P1"><text:span text:style-name="T1">素数 </text:span><text:span text:style-name="T1">Prime</text:span></text:p>
          </draw:text-box>
        </draw:frame>
        <draw:frame draw:style-name="gr1" draw:text-style-name="P4" draw:layer="layout" svg:width="20.6cm" svg:height="2.499cm" svg:x="3.5cm" svg:y="12.5cm">
          <draw:text-box>
            <text:p text:style-name="P3"><text:span text:style-name="T2">FHOI </text:span><text:span text:style-name="T2">马利</text:span></text:p>
            <text:p text:style-name="P3"><text:span text:style-name="T2">Blog: </text:span><text:span text:style-name="T2"><text:a xlink:href="http://www.richardma.org/">http://www.richardma.org/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简介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基本概念</text:p>
              </text:list-item>
              <text:list-item>
                <text:p>朴素判定</text:p>
              </text:list-item>
              <text:list-item>
                <text:p>优化的朴素判定</text:p>
              </text:list-item>
              <text:list-item>
                <text:p>Eraosthenes筛法</text:p>
              </text:list-item>
              <text:list-item>
                <text:p>素数判定法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template" presentation:presentation-page-layout-name="AL2T1">
        <office:forms form:automatic-focus="false" form:apply-design-mode="false"/>
        <draw:frame presentation:style-name="pr5" draw:layer="layout" svg:width="25.199cm" svg:height="3.506cm" svg:x="1.301cm" svg:y="0.494cm" presentation:class="title" presentation:user-transformed="true">
          <draw:text-box>
            <text:p>基本概念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素数<text:line-break/>除了1与它本身，没有其他约数的数。</text:p>
              </text:list-item>
              <text:list-item>
                <text:p>常见问题（素数检测）</text:p>
                <text:list>
                  <text:list-item>
                    <text:p>判断给出的一个数字是否为素数</text:p>
                  </text:list-item>
                  <text:list-item>
                    <text:p>从1～n中素数的个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template" presentation:presentation-page-layout-name="AL2T1">
        <office:forms form:automatic-focus="false" form:apply-design-mode="false"/>
        <draw:frame presentation:style-name="pr5" draw:layer="layout" svg:width="25.199cm" svg:height="3.506cm" svg:x="1.301cm" svg:y="0.494cm" presentation:class="title" presentation:user-transformed="true">
          <draw:text-box>
            <text:p>朴素判定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思路</text:p>
                <text:list>
                  <text:list-item>
                    <text:p>穷举</text:p>
                  </text:list-item>
                  <text:list-item>
                    <text:p>从2到n-1，逐个检测是否为n的约数</text:p>
                  </text:list-item>
                </text:list>
              </text:list-item>
              <text:list-item>
                <text:p>代码</text:p>
              </text:list-item>
            </text:list>
          </draw:text-box>
        </draw:frame>
        <draw:frame draw:style-name="gr3" draw:text-style-name="P1" draw:layer="layout" svg:width="27.061cm" svg:height="6.825cm" svg:x="0.37cm" svg:y="11.59cm">
          <draw:image xlink:href="Pictures/10000000000002230000008A237332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layer="layout" svg:width="16.79cm" svg:height="13.364cm" svg:x="2.098cm" svg:y="14.107cm" presentation:class="notes">
            <draw:text-box>
              <text:p>这里的n必须&gt;=2，但是不用加这个条件，因为1既不是素数也不是合数。</text:p>
            </draw:text-box>
          </draw:frame>
        </presentation:notes>
      </draw:page>
      <draw:page draw:name="page5" draw:style-name="dp3" draw:master-page-name="template" presentation:presentation-page-layout-name="AL2T1">
        <office:forms form:automatic-focus="false" form:apply-design-mode="false"/>
        <draw:frame presentation:style-name="pr5" draw:layer="layout" svg:width="25.199cm" svg:height="3.506cm" svg:x="1.301cm" svg:y="0.494cm" presentation:class="title" presentation:user-transformed="true">
          <draw:text-box>
            <text:p>优化的朴素判定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优化方法</text:p>
                <text:list>
                  <text:list-item>
                    <text:p>根据数学定理，只要检测2～<text:span text:style-name="T3">√</text:span><text:span text:style-name="T4">n</text:span><text:span text:style-name="T5">中是否有数字能整除即可，这样可以大大减少穷举次数</text:span></text:p>
                  </text:list-item>
                </text:list>
              </text:list-item>
              <text:list-item>
                <text:p><text:span text:style-name="T5">代码</text:span></text:p>
              </text:list-item>
            </text:list>
          </draw:text-box>
        </draw:frame>
        <draw:frame draw:style-name="gr3" draw:text-style-name="P1" draw:layer="layout" svg:width="27.583cm" svg:height="6.843cm" svg:x="0.097cm" svg:y="10.937cm">
          <draw:image xlink:href="Pictures/100000000000021800000085740277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7" draw:layer="layout" svg:width="16.79cm" svg:height="13.364cm" svg:x="2.098cm" svg:y="14.107cm" presentation:class="notes">
            <draw:text-box>
              <text:p>sqrt(n)在QB中的对应函数为SQR(n)，但还涉及循环变量不允许是小数的情况，完整形式应该是：INT(SQR(n)) + 1。INT(n)函数为对n向下取整</text:p>
            </draw:text-box>
          </draw:frame>
        </presentation:notes>
      </draw:page>
      <draw:page draw:name="page6" draw:style-name="dp3" draw:master-page-name="template" presentation:presentation-page-layout-name="AL2T1">
        <office:forms form:automatic-focus="false" form:apply-design-mode="false"/>
        <draw:frame presentation:style-name="pr5" draw:layer="layout" svg:width="25.199cm" svg:height="3.506cm" svg:x="1.301cm" svg:y="0.494cm" presentation:class="title" presentation:user-transformed="true">
          <draw:text-box>
            <text:p>Eraosthenes筛法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思路</text:p>
                <text:list>
                  <text:list-item>
                    <text:p>使用数组记录每个数字是否是素数</text:p>
                  </text:list-item>
                  <text:list-item>
                    <text:p>首先将所有2的倍数标记为非素数</text:p>
                  </text:list-item>
                  <text:list-item>
                    <text:p>然后将所有3的倍数标记为非素数</text:p>
                  </text:list-item>
                  <text:list-item>
                    <text:p>接着标记所有5的倍数（4已经在第二步被标记为非素数了</text:p>
                  </text:list-item>
                  <text:list-item>
                    <text:p>…...</text:p>
                  </text:list-item>
                  <text:list-item>
                    <text:p>到n的所有倍数都被标记完毕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template" presentation:presentation-page-layout-name="AL2T1">
        <office:forms form:automatic-focus="false" form:apply-design-mode="false"/>
        <draw:frame presentation:style-name="pr5" draw:layer="layout" svg:width="25.199cm" svg:height="3.506cm" svg:x="1.301cm" svg:y="0.494cm" presentation:class="title">
          <draw:text-box>
            <text:p>Eraosthenes筛法</text:p>
          </draw:text-box>
        </draw:frame>
        <draw:frame draw:style-name="gr4" draw:text-style-name="P1" draw:layer="layout" svg:width="25.199cm" svg:height="12.26cm" svg:x="1.399cm" svg:y="5.713cm" presentation:class="graphic">
          <draw:image xlink:href="Pictures/100000000000027700000133699710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template" presentation:presentation-page-layout-name="AL2T1">
        <office:forms form:automatic-focus="false" form:apply-design-mode="false"/>
        <draw:frame presentation:style-name="pr5" draw:layer="layout" svg:width="25.199cm" svg:height="3.506cm" svg:x="1.301cm" svg:y="0.494cm" presentation:class="title">
          <draw:text-box>
            <text:p>素数判定法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朴素判定</text:p>
              </text:list-item>
              <text:list-item>
                <text:p>Eraosthenes筛法</text:p>
              </text:list-item>
              <text:list-item>
                <text:p>费马小定理<text:line-break/>费马小定理判定素数的方法并不能保证判断完全正确，而是绝大部分是正确的，在允许出现错误或者数字很大的情况下使用。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mplate-background" style:family="presentation">
      <style:graphic-properties draw:stroke="none" draw:fill="bitmap" draw:fill-image-name="vihree_25_20tähti" draw:fill-image-width="100%" draw:fill-image-height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fill-color="#8ae234" draw:fill-image-width="0cm" draw:fill-image-height="0cm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fill-color="#2e3436" draw:fill-image-width="0cm" draw:fill-image-height="0cm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outline1">
      <style:graphic-properties draw:fill-color="#ffffff" draw:auto-grow-height="false" fo:min-height="13.86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color="#c5000b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c5000b" fo:font-size="20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template" style:page-layout-name="PM1" draw:style-name="Mdp1"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3"><presentation:footer/></text:span></text:p>
        </draw:text-box>
      </draw:frame>
      <draw:frame presentation:style-name="Mpr3" draw:text-style-name="MP14" draw:layer="backgroundobjects" svg:width="1.5cm" svg:height="1cm" svg:x="25.5cm" svg:y="19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cm" svg:y="2.257cm" presentation:class="page"/>
        <draw:frame presentation:style-name="templat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7-10T22:04:54</meta:creation-date>
    <dc:language>fi-FI</dc:language>
    <meta:editing-cycles>19</meta:editing-cycles>
    <meta:editing-duration>PT1H29M29S</meta:editing-duration>
    <meta:initial-creator>Richard Ma</meta:initial-creator>
    <dc:date>2011-07-14T23:13:03</dc:date>
    <dc:creator>Richard Ma</dc:creator>
    <meta:document-statistic meta:object-count="5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libreoffice/3/user/template/fhlnoip_template.otp"/>
  </office:meta>
</office:document-meta>
</file>